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HashMapTest6.test_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ffsetSerializeWrapper.setOffsetTable( ConcurrentHashMap &lt; MessageQueue , WeakReference &lt; A &gt; &gt; offs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Queue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getOffs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i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